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d02a" officeooo:paragraph-rsid="001bd02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d02a" officeooo:paragraph-rsid="001bd02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fo:font-weight="bold" officeooo:rsid="001bd02a" officeooo:paragraph-rsid="001bd02a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6pt" fo:font-style="normal" fo:font-weight="bold" officeooo:rsid="001bd02a" officeooo:paragraph-rsid="001be128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ize="16pt" fo:font-style="normal" fo:font-weight="bold" officeooo:rsid="001be128" officeooo:paragraph-rsid="001be128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fo:color="#000000" style:font-name="Liberation Serif" fo:font-size="16pt" fo:font-style="normal" fo:font-weight="normal" officeooo:rsid="001bd02a" officeooo:paragraph-rsid="001bd02a" style:font-name-asian="Times New Roman" style:font-size-asian="16pt" style:language-asian="ru" style:country-asian="RU" style:font-style-asian="normal" style:font-weight-asian="normal" style:font-name-complex="Times New Roman" style:font-size-complex="16pt" style:font-style-complex="normal" style:font-weight-complex="normal"/>
    </style:style>
    <style:style style:name="P7" style:family="paragraph" style:parent-style-name="Standard">
      <style:text-properties fo:color="#000000" style:font-name="Liberation Serif" fo:font-size="16pt" fo:font-style="normal" fo:font-weight="normal" officeooo:rsid="001be128" officeooo:paragraph-rsid="001bd02a" style:font-name-asian="Times New Roman" style:font-size-asian="16pt" style:language-asian="ru" style:country-asian="RU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Liberation Serif" fo:language="en" fo:country="US" fo:font-style="normal" style:text-underline-style="none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Liberation Serif" fo:font-weight="normal" style:font-name-asian="Times New Roman" style:language-asian="ru" style:country-asian="RU" style:font-weight-asian="normal" style:font-name-complex="Times New Roman" style:font-weight-complex="normal"/>
    </style:style>
    <style:style style:name="T4" style:family="text">
      <style:text-properties fo:color="#000000" style:font-name="Liberation Serif" fo:font-weight="normal" officeooo:rsid="001be128" style:font-name-asian="Times New Roman" style:language-asian="ru" style:country-asian="RU" style:font-weight-asian="normal" style:font-name-complex="Times New Roman" style:font-weight-complex="normal"/>
    </style:style>
    <style:style style:name="T5" style:family="text">
      <style:text-properties fo:color="#000000" style:font-name="Liberation Serif" fo:font-weight="normal" officeooo:rsid="001dc41a" style:font-name-asian="Times New Roman" style:language-asian="ru" style:country-asian="RU" style:font-weight-asian="normal" style:font-name-complex="Times New Roman" style:font-weight-complex="normal"/>
    </style:style>
    <style:style style:name="T6" style:family="text">
      <style:text-properties fo:color="#000000" style:font-name="Liberation Serif" fo:font-weight="normal" officeooo:rsid="00252b1a" style:font-name-asian="Times New Roman" style:language-asian="ru" style:country-asian="RU" style:font-weight-asian="normal" style:font-name-complex="Times New Roman" style:font-weight-complex="normal"/>
    </style:style>
    <style:style style:name="T7" style:family="text">
      <style:text-properties fo:color="#000000" style:font-name="Liberation Serif" style:font-name-asian="Times New Roman" style:language-asian="ru" style:country-asian="RU" style:font-name-complex="Times New Roman"/>
    </style:style>
    <style:style style:name="T8" style:family="text">
      <style:text-properties fo:color="#000000" style:font-name="Liberation Serif" fo:font-style="normal" style:text-underline-style="none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officeooo:rsid="002124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</text:p>
      <text:p text:style-name="P1"/>
      <text:p text:style-name="P1"><text:span text:style-name="T9">Предмет</text:span> - <text:span text:style-name="T1">операционные системы </text:span></text:p>
      <text:p text:style-name="P1"><text:span text:style-name="T9">Лабораторные работа</text:span> <text:span text:style-name="T1"><text:s/>2</text:span></text:p>
      <text:p text:style-name="P1"><text:span text:style-name="T9">Выполнил </text:span>— <text:span text:style-name="T1">студент группы М80-208Б-17 Цысь Георгий </text:span></text:p>
      <text:p text:style-name="P1"/>
      <text:p text:style-name="P1"><text:span text:style-name="T9">Задание</text:span>: <text:span text:style-name="T10">д</text:span><text:span text:style-name="T8">очерний процесс при создании принимает имя файла. При работе дочерний процесс получает числа от родительского процесса и пишет их в файл. Родительский процесс создает </text:span><text:span text:style-name="T2">n</text:span><text:span text:style-name="T8"> дочерних процессов и передает им поочередно числа из последовательности от 1...</text:span><text:span text:style-name="T2">m</text:span><text:span text:style-name="T8">.</text:span></text:p>
      <text:p text:style-name="P4"><text:span text:style-name="T7">Ход решения: </text:span><text:span text:style-name="T4">д</text:span><text:span text:style-name="T3">ля решения данной задачи нам понадобятся следующие функции:</text:span></text:p>
      <text:p text:style-name="P6"><text:tab/>1)for<text:span text:style-name="T11">k</text:span>()</text:p>
      <text:p text:style-name="P6"><text:tab/>2) pipe()</text:p>
      <text:p text:style-name="P6"><text:tab/>3) read()</text:p>
      <text:p text:style-name="P6"><text:tab/>4) write()</text:p>
      <text:p text:style-name="P6"><text:tab/>5)close() </text:p>
      <text:p text:style-name="P3"><text:span text:style-name="T3">С помощью цикла создадим нужное кол-во процессов.<text:line-break/>С помощью условных операторов отслеживаем дочерние процессы. Дальше создаем pipe для передачи данных между родительским и дочерним процессом. В pipe так же передаем желаемое имя файла для записи последовательности чисел.</text:span><text:span text:style-name="T4"> С помощью функции write() записываем данные в файл в родительском процессе. С помощью функции read() считываем файлы в дочернем процессе. С помощью стандартных функций fprintf() записываем нужную последовательность чисел в файл</text:span></text:p>
      <text:p text:style-name="P7"/>
      <text:p text:style-name="P5"><text:span text:style-name="T7">Вывод:</text:span><text:span text:style-name="T3"> проделав данную лабораторную работу, <text:s/>могу сделать вывод. Что без возможности создания нескольких процессов наша жизнь была бы совершенно другой. Сообщение в соц-сет</text:span><text:span text:style-name="T6">и</text:span><text:span text:style-name="T3"> отправлялось было намного дольше чем сейчас. Наш компьютер работал бы совсем по-другому. Из этого следует вывод, что курс операционных систем необходим каждому человеку, который хочет стать квалифицированным специалистом в мире современных технологий. <text:line-break/>Данная лабораторная работа послужит хорошим фундаментом для дальнейшего изучения курса. </text:span><text:span text:style-name="T5">Надеюсь, что мое мнение не поменяется <text:s/>в процессе дальнейшего выполнения лабораторных работ по данному предмету.</text:span></text:p>
      <text:p text:style-name="P6"><text:soft-page-break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3:01:00.226758679</meta:creation-date>
    <dc:date>2018-11-05T20:26:47.052218028</dc:date>
    <meta:editing-duration>PT3M53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13" meta:word-count="217" meta:character-count="1618" meta:non-whitespace-character-count="1401"/>
  </office:meta>
</office:document-meta>
</file>